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80000002C2D41CFB79BEFEDA0.png" manifest:media-type="image/png"/>
  <manifest:file-entry manifest:full-path="Pictures/10000000000003F8000000EA9D1CC591B3414F04.png" manifest:media-type="image/png"/>
  <manifest:file-entry manifest:full-path="Pictures/100000000000023800000031E89385F3D6630C09.png" manifest:media-type="image/png"/>
  <manifest:file-entry manifest:full-path="Pictures/100000000000031500000033DF0FB07490CBC3CB.png" manifest:media-type="image/png"/>
  <manifest:file-entry manifest:full-path="Pictures/100000000000034C0000015657A903E3E65131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7.59cm" svg:height="7.126cm" draw:z-index="0"><draw:image xlink:href="Pictures/100000000000034C0000015657A903E3E6513149.png" xlink:type="simple" xlink:show="embed" xlink:actuate="onLoad" draw:mime-type="image/png"/></draw:frame></text:p>
      <text:p text:style-name="Standard"><draw:frame draw:style-name="fr1" draw:name="Image2" text:anchor-type="as-char" svg:width="17.59cm" svg:height="1.136cm" draw:z-index="1"><draw:image xlink:href="Pictures/100000000000031500000033DF0FB07490CBC3CB.png" xlink:type="simple" xlink:show="embed" xlink:actuate="onLoad" draw:mime-type="image/png"/></draw:frame></text:p>
      <text:p text:style-name="Standard"><draw:frame draw:style-name="fr2" draw:name="Image3" text:anchor-type="as-char" svg:width="15.028cm" svg:height="1.296cm" draw:z-index="2"><draw:image xlink:href="Pictures/100000000000023800000031E89385F3D6630C09.png" xlink:type="simple" xlink:show="embed" xlink:actuate="onLoad" draw:mime-type="image/png"/></draw:frame></text:p>
      <text:p text:style-name="Standard"><draw:frame draw:style-name="fr1" draw:name="Image4" text:anchor-type="as-char" svg:width="17.59cm" svg:height="4.05cm" draw:z-index="3"><draw:image xlink:href="Pictures/10000000000003F8000000EA9D1CC591B3414F04.png" xlink:type="simple" xlink:show="embed" xlink:actuate="onLoad" draw:mime-type="image/png"/></draw:frame></text:p>
      <text:p text:style-name="Standard"><draw:frame draw:style-name="fr1" draw:name="Image5" text:anchor-type="as-char" svg:width="17.59cm" svg:height="0.855cm" draw:z-index="4"><draw:image xlink:href="Pictures/10000000000003880000002C2D41CFB79BEFED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17:35:04.455118175</meta:creation-date>
    <dc:date>2022-02-13T17:47:59.803375530</dc:date>
    <meta:editing-duration>PT2M45S</meta:editing-duration>
    <meta:editing-cycles>1</meta:editing-cycles>
    <meta:document-statistic meta:table-count="0" meta:image-count="5" meta:object-count="0" meta:page-count="1" meta:paragraph-count="5" meta:word-count="0" meta:character-count="0" meta:non-whitespace-character-count="0"/>
    <meta:generator>LibreOffice/7.3.0.2$Linux_X86_64 LibreOffice_project/30$Build-2</meta:generator>
  </office:meta>
</office:document-meta>
</file>